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weight="bold" officeooo:rsid="00098a57" officeooo:paragraph-rsid="00098a57" style:font-weight-asian="bold" style:font-weight-complex="bold"/>
    </style:style>
    <style:style style:name="P2" style:family="paragraph" style:parent-style-name="Standard">
      <style:paragraph-properties fo:text-align="start" style:justify-single-word="false"/>
      <style:text-properties style:font-name="Arial1" fo:font-weight="bold" officeooo:rsid="00098a57" officeooo:paragraph-rsid="00098a57" style:font-weight-asian="bold" style:font-weight-complex="bold"/>
    </style:style>
    <style:style style:name="P3" style:family="paragraph" style:parent-style-name="Standard">
      <style:paragraph-properties fo:text-align="start" style:justify-single-word="false"/>
      <style:text-properties style:font-name="Arial1" fo:font-weight="bold" officeooo:rsid="00098a57" officeooo:paragraph-rsid="000ce106" style:font-weight-asian="bold" style:font-weight-complex="bold"/>
    </style:style>
    <style:style style:name="P4" style:family="paragraph" style:parent-style-name="Standard">
      <style:paragraph-properties fo:text-align="start" style:justify-single-word="false"/>
      <style:text-properties style:font-name="Arial1" fo:font-weight="bold" officeooo:paragraph-rsid="000c59d3" style:font-weight-asian="bold" style:font-weight-complex="bold"/>
    </style:style>
    <style:style style:name="P5" style:family="paragraph" style:parent-style-name="Standard">
      <style:paragraph-properties fo:text-align="start" style:justify-single-word="false"/>
      <style:text-properties style:font-name="Arial1" officeooo:paragraph-rsid="000c59d3"/>
    </style:style>
    <style:style style:name="T1" style:family="text">
      <style:text-properties officeooo:rsid="00098a57"/>
    </style:style>
    <style:style style:name="T2" style:family="text">
      <style:text-properties fo:font-weight="normal" style:font-weight-asian="normal" style:font-weight-complex="normal"/>
    </style:style>
    <style:style style:name="T3" style:family="text">
      <style:text-properties fo:font-weight="normal" officeooo:rsid="000b1fbe" style:font-weight-asian="normal" style:font-weight-complex="normal"/>
    </style:style>
    <style:style style:name="T4" style:family="text">
      <style:text-properties fo:font-weight="normal" officeooo:rsid="000ce106"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098a57" style:font-weight-asian="bold" style:font-weight-complex="bold"/>
    </style:style>
    <style:style style:name="T7" style:family="text">
      <style:text-properties officeooo:rsid="000ce106"/>
    </style:style>
    <style:style style:name="T8" style:family="text">
      <style:text-properties officeooo:rsid="000cfe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O A QUALIDADE DE DADOS FORNECIDA E SUAS RESPECTIVAS INFORMAÇÕES INFLUENCIAM NO PROCESSO DE TOMADA DE DE<text:span text:style-name="T8">C</text:span>I<text:span text:style-name="T8">S</text:span>ÃO DE FORMA POSITIVA OU NEGATIVA</text:p>
      <text:p text:style-name="P1"/>
      <text:p text:style-name="P1"/>
      <text:p text:style-name="P5"><text:span text:style-name="T6">1. </text:span><text:span text:style-name="T5">INTRODUÇÃO</text:span><text:span text:style-name="T6">:</text:span></text:p>
      <text:p text:style-name="P2"><text:tab/></text:p>
      <text:p text:style-name="P2"><text:span text:style-name="T3"><text:tab/>G</text:span><text:span text:style-name="T2">overnança de dados são políticas, processos e uma estrutura organizacional para apoiar o gerenciamento dos dados corporativos. </text:span><text:span text:style-name="T4">Esta área é extremamente importante na área de tecnologia em especial em Sistemas de Informação, pois com diversos Sistemas gerando um volume de dados cada vez maior precisamos de uma de uma governança de dados para processar e gerar informações com qualidade.</text:span></text:p>
      <text:p text:style-name="P2"/>
      <text:p text:style-name="P4"><text:span text:style-name="T1">2. </text:span>OBJETIVO<text:span text:style-name="T1">:</text:span></text:p>
      <text:p text:style-name="P4"/>
      <text:p text:style-name="P2"><text:tab/><text:span text:style-name="T7">DESCREVER OS PONTOS NEGATIVOS COM EXEMPLO;</text:span></text:p>
      <text:p text:style-name="P3"><text:tab/><text:span text:style-name="T7">DESCREVER OS PONTOS POSITIVOS COM EXEMPLO;</text:span></text:p>
      <text:p text:style-name="P2"/>
      <text:p text:style-name="P2">3. <text:span text:style-name="T7">CONCLUSÃO</text:span>:</text:p>
      <text:p text:style-name="P3"/>
      <text:p text:style-name="P3"><text:tab/><text:span text:style-name="T7">CONSIDERAÇÕES FINAIS E APLICAR UMA MELHOR POLITICA DE PROCESSOS PARA GOVERNANÇA DESSES DADOS NA EDUCAÇÃO DE CRIANÇAS DESDE DE CEDO A TRABALHAR COM TECNOLOGI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5T16:12:38.033000000</meta:creation-date>
    <dc:date>2021-11-25T17:37:03.200000000</dc:date>
    <meta:editing-duration>PT32M35S</meta:editing-duration>
    <meta:editing-cycles>2</meta:editing-cycles>
    <meta:generator>LibreOffice/7.0.4.2$Windows_X86_64 LibreOffice_project/dcf040e67528d9187c66b2379df5ea4407429775</meta:generator>
    <meta:document-statistic meta:table-count="0" meta:image-count="0" meta:object-count="0" meta:page-count="1" meta:paragraph-count="9" meta:word-count="123" meta:character-count="815" meta:non-whitespace-character-count="695"/>
  </office:meta>
</office:document-meta>
</file>